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row table:style-name="ro1">
          <table:table-cell table:style-name="Default" office:value-type="string" calcext:value-type="string">
            <text:p>Computerlinguistik Projekt 2016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Errors/Issues Mia Bot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2">
          <table:table-cell office:value-type="string" calcext:value-type="string">
            <text:p>Was 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ann behoben</text:p>
          </table:table-cell>
          <table:table-cell office:value-type="string" calcext:value-type="string">
            <text:p>Sonstiges</text:p>
          </table:table-cell>
          <table:table-cell/>
        </table:table-row>
        <table:table-row table:style-name="ro3">
          <table:table-cell office:value-type="string" calcext:value-type="string">
            <text:p>Roll/Call-Bug</text:p>
          </table:table-cell>
          <table:table-cell office:value-type="string" calcext:value-type="string">
            <text:p>In Runde 1 kann man das Feld leer lassen, erst in Runde 2 wird das Eingabefeld rot. Als Wert in Runde 1 wird 0 angegeben.</text:p>
          </table:table-cell>
          <table:table-cell table:number-columns-repeated="4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20:08:00.9846036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Diegel</meta:initial-creator>
    <meta:creation-date>2016-06-21T10:16:02.142461726</meta:creation-date>
    <dc:date>2016-06-21T20:09:08.484999746</dc:date>
    <dc:creator>Alexander Diegel</dc:creator>
    <meta:editing-duration>PT26M53S</meta:editing-duration>
    <meta:editing-cycles>6</meta:editing-cycles>
    <meta:generator>LibreOffice/5.0.6.3$Linux_X86_64 LibreOffice_project/00m0$Build-3</meta:generator>
    <meta:document-statistic meta:table-count="1" meta:cell-count="9" meta:object-count="0"/>
  </office:meta>
</office:document-meta>
</file>